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c901" officeooo:paragraph-rsid="000cc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5T02:34:11.156000000</dc:date>
    <meta:editing-duration>PT39S</meta:editing-duration>
    <meta:editing-cycles>1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" meta:word-count="1" meta:character-count="6" meta:non-whitespace-character-count="5"/>
  </office:meta>
</office:document-meta>
</file>